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364cm"/>
    </style:style>
    <style:style style:name="co3" style:family="table-column">
      <style:table-column-properties fo:break-before="auto" style:column-width="5.255cm"/>
    </style:style>
    <style:style style:name="co4" style:family="table-column">
      <style:table-column-properties fo:break-before="auto" style:column-width="6.563cm"/>
    </style:style>
    <style:style style:name="co5" style:family="table-column">
      <style:table-column-properties fo:break-before="auto" style:column-width="19.286cm"/>
    </style:style>
    <style:style style:name="ro1" style:family="table-row">
      <style:table-row-properties style:row-height="0.48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3.59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Nimbus Roman No9 L"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Nimbus Roman No9 L"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export" table:style-name="ta1">
        <table:table-column table:style-name="co1" table:number-columns-repeated="2" table:default-cell-style-name="Default"/>
        <table:table-column table:style-name="co2" table:default-cell-style-name="Default"/>
        <table:table-column table:style-name="co1" table:number-columns-repeated="3" table:default-cell-style-name="Default"/>
        <table:table-row table:style-name="ro1">
          <table:table-cell office:value-type="string">
            <text:p>Type Category</text:p>
          </table:table-cell>
          <table:table-cell office:value-type="string">
            <text:p><text:s text:c="3"/>ABAP</text:p>
          </table:table-cell>
          <table:table-cell office:value-type="string">
            <text:p><text:s text:c="18"/>Meaning</text:p>
          </table:table-cell>
          <table:table-cell office:value-type="string">
            <text:p><text:s text:c="4"/>RFC</text:p>
          </table:table-cell>
          <table:table-cell office:value-type="string">
            <text:p><text:s text:c="3"/>Python</text:p>
          </table:table-cell>
          <table:table-cell office:value-type="string">
            <text:p>Remark</text:p>
          </table:table-cell>
        </table:table-row>
        <table:table-row table:style-name="ro1">
          <table:table-cell office:value-type="string">
            <text:p>numeric</text:p>
          </table:table-cell>
          <table:table-cell office:value-type="string">
            <text:p>I</text:p>
          </table:table-cell>
          <table:table-cell office:value-type="string">
            <text:p>Integer (whole number)</text:p>
          </table:table-cell>
          <table:table-cell office:value-type="string">
            <text:p>INT</text:p>
          </table:table-cell>
          <table:table-cell office:value-type="string">
            <text:p>int</text:p>
          </table:table-cell>
          <table:table-cell office:value-type="string">
            <text:p>Internal 1 and 2 byte integers (INT1, INT2) are also mapped to int</text:p>
          </table:table-cell>
        </table:table-row>
        <table:table-row table:style-name="ro1">
          <table:table-cell office:value-type="string">
            <text:p>numeric</text:p>
          </table:table-cell>
          <table:table-cell office:value-type="string">
            <text:p>F</text:p>
          </table:table-cell>
          <table:table-cell office:value-type="string">
            <text:p>Floating point number</text:p>
          </table:table-cell>
          <table:table-cell office:value-type="string">
            <text:p>FLOAT</text:p>
          </table:table-cell>
          <table:table-cell office:value-type="string">
            <text:p>float</text:p>
          </table:table-cell>
          <table:table-cell/>
        </table:table-row>
        <table:table-row table:style-name="ro1">
          <table:table-cell office:value-type="string">
            <text:p>numeric</text:p>
          </table:table-cell>
          <table:table-cell office:value-type="string">
            <text:p>P</text:p>
          </table:table-cell>
          <table:table-cell office:value-type="string">
            <text:p>Packed number / BCD number</text:p>
          </table:table-cell>
          <table:table-cell office:value-type="string">
            <text:p>BCD</text:p>
          </table:table-cell>
          <table:table-cell office:value-type="string">
            <text:p>Decimal</text:p>
          </table:table-cell>
          <table:table-cell/>
        </table:table-row>
        <table:table-row table:style-name="ro1">
          <table:table-cell office:value-type="string">
            <text:p>character</text:p>
          </table:table-cell>
          <table:table-cell office:value-type="string">
            <text:p>C</text:p>
          </table:table-cell>
          <table:table-cell office:value-type="string">
            <text:p>Text field (alphanumeric characters)</text:p>
          </table:table-cell>
          <table:table-cell office:value-type="string">
            <text:p>CHAR</text:p>
          </table:table-cell>
          <table:table-cell office:value-type="string">
            <text:p>unicode</text:p>
          </table:table-cell>
          <table:table-cell/>
        </table:table-row>
        <table:table-row table:style-name="ro1">
          <table:table-cell office:value-type="string">
            <text:p>character</text:p>
          </table:table-cell>
          <table:table-cell office:value-type="string">
            <text:p>D</text:p>
          </table:table-cell>
          <table:table-cell office:value-type="string">
            <text:p>Date field (Format: YYYYMMDD)</text:p>
          </table:table-cell>
          <table:table-cell office:value-type="string">
            <text:p>DATE</text:p>
          </table:table-cell>
          <table:table-cell office:value-type="string">
            <text:p>datetime.date</text:p>
          </table:table-cell>
          <table:table-cell/>
        </table:table-row>
        <table:table-row table:style-name="ro1">
          <table:table-cell office:value-type="string">
            <text:p>character</text:p>
          </table:table-cell>
          <table:table-cell office:value-type="string">
            <text:p>T</text:p>
          </table:table-cell>
          <table:table-cell office:value-type="string">
            <text:p>Time field (Format: HHMMSS)</text:p>
          </table:table-cell>
          <table:table-cell office:value-type="string">
            <text:p>TIME</text:p>
          </table:table-cell>
          <table:table-cell office:value-type="string">
            <text:p>datetime.time</text:p>
          </table:table-cell>
          <table:table-cell/>
        </table:table-row>
        <table:table-row table:style-name="ro1">
          <table:table-cell office:value-type="string">
            <text:p>character</text:p>
          </table:table-cell>
          <table:table-cell office:value-type="string">
            <text:p>N</text:p>
          </table:table-cell>
          <table:table-cell office:value-type="string">
            <text:p>Numeric text field (numeric characters)</text:p>
          </table:table-cell>
          <table:table-cell office:value-type="string">
            <text:p>NUM</text:p>
          </table:table-cell>
          <table:table-cell office:value-type="string">
            <text:p>unicode</text:p>
          </table:table-cell>
          <table:table-cell/>
        </table:table-row>
        <table:table-row table:style-name="ro1">
          <table:table-cell office:value-type="string">
            <text:p>hexadecimal</text:p>
          </table:table-cell>
          <table:table-cell office:value-type="string">
            <text:p>X</text:p>
          </table:table-cell>
          <table:table-cell office:value-type="string">
            <text:p>Hexadecimal field</text:p>
          </table:table-cell>
          <table:table-cell office:value-type="string">
            <text:p>BYTE</text:p>
          </table:table-cell>
          <table:table-cell office:value-type="string">
            <text:p>str [bytes]</text:p>
          </table:table-cell>
          <table:table-cell/>
        </table:table-row>
        <table:table-row table:style-name="ro1">
          <table:table-cell office:value-type="string">
            <text:p>Variable Length</text:p>
          </table:table-cell>
          <table:table-cell office:value-type="string">
            <text:p>STRING</text:p>
          </table:table-cell>
          <table:table-cell office:value-type="string">
            <text:p>Dynamic length string</text:p>
          </table:table-cell>
          <table:table-cell office:value-type="string">
            <text:p>STRING</text:p>
          </table:table-cell>
          <table:table-cell office:value-type="string">
            <text:p>unicode</text:p>
          </table:table-cell>
          <table:table-cell/>
        </table:table-row>
        <table:table-row table:style-name="ro1">
          <table:table-cell office:value-type="string">
            <text:p>Variable Length</text:p>
          </table:table-cell>
          <table:table-cell office:value-type="string">
            <text:p>XSTRING</text:p>
          </table:table-cell>
          <table:table-cell office:value-type="string">
            <text:p>Dynamic length hexadecimal string</text:p>
          </table:table-cell>
          <table:table-cell office:value-type="string">
            <text:p>BYTE</text:p>
          </table:table-cell>
          <table:table-cell office:value-type="string">
            <text:p>str [bytes]</text:p>
          </table:table-cell>
          <table:table-cell/>
        </table:table-row>
      </table:table>
      <table:table table:name="details" table:style-name="ta1">
        <table:table-column table:style-name="co3" table:default-cell-style-name="ce2"/>
        <table:table-column table:style-name="co1" table:default-cell-style-name="ce2"/>
        <table:table-column table:style-name="co4" table:default-cell-style-name="ce2"/>
        <table:table-column table:style-name="co1" table:default-cell-style-name="ce2"/>
        <table:table-column table:style-name="co5" table:default-cell-style-name="ce2"/>
        <table:table-row table:style-name="ro2">
          <table:table-cell table:style-name="ce1" office:value-type="string">
            <text:p>Data Type </text:p>
          </table:table-cell>
          <table:table-cell table:style-name="ce1" office:value-type="string">
            <text:p>RFC Type </text:p>
          </table:table-cell>
          <table:table-cell table:style-name="ce1" office:value-type="string">
            <text:p>XSD type </text:p>
          </table:table-cell>
          <table:table-cell table:style-name="ce1" office:value-type="string">
            <text:p>.NET type </text:p>
          </table:table-cell>
          <table:table-cell table:style-name="ce1" office:value-type="string">
            <text:p>Format string </text:p>
          </table:table-cell>
        </table:table-row>
        <table:table-row table:style-name="ro3">
          <table:table-cell office:value-type="string">
            <text:p>I (Integer)</text:p>
          </table:table-cell>
          <table:table-cell office:value-type="string">
            <text:p>RFC_INT</text:p>
          </table:table-cell>
          <table:table-cell office:value-type="string">
            <text:p>xsd:int</text:p>
          </table:table-cell>
          <table:table-cell office:value-type="string">
            <text:p>Int32</text:p>
          </table:table-cell>
          <table:table-cell office:value-type="float" office:value="-0">
            <text:p>0</text:p>
          </table:table-cell>
        </table:table-row>
        <table:table-row table:style-name="ro3">
          <table:table-cell office:value-type="string">
            <text:p>Internal (RFC_INT1)</text:p>
          </table:table-cell>
          <table:table-cell office:value-type="string">
            <text:p>RFC_INT1</text:p>
          </table:table-cell>
          <table:table-cell office:value-type="string">
            <text:p>xsd:unsignedByte</text:p>
          </table:table-cell>
          <table:table-cell office:value-type="string">
            <text:p>Byte</text:p>
          </table:table-cell>
          <table:table-cell office:value-type="float" office:value="-0">
            <text:p>0</text:p>
          </table:table-cell>
        </table:table-row>
        <table:table-row table:style-name="ro3">
          <table:table-cell office:value-type="string">
            <text:p>Internal (RFC_INT2)</text:p>
          </table:table-cell>
          <table:table-cell office:value-type="string">
            <text:p>RFC_INT2</text:p>
          </table:table-cell>
          <table:table-cell office:value-type="string">
            <text:p>xsd:short</text:p>
          </table:table-cell>
          <table:table-cell office:value-type="string">
            <text:p>Int16</text:p>
          </table:table-cell>
          <table:table-cell office:value-type="float" office:value="-0">
            <text:p>0</text:p>
          </table:table-cell>
        </table:table-row>
        <table:table-row table:style-name="ro3">
          <table:table-cell office:value-type="string">
            <text:p>F (Float)</text:p>
          </table:table-cell>
          <table:table-cell office:value-type="string">
            <text:p>RFC_FLOAT</text:p>
          </table:table-cell>
          <table:table-cell office:value-type="string">
            <text:p>xsd:double</text:p>
          </table:table-cell>
          <table:table-cell office:value-type="string">
            <text:p>Double</text:p>
          </table:table-cell>
          <table:table-cell office:value-type="float" office:value="-0">
            <text:p>0</text:p>
          </table:table-cell>
        </table:table-row>
        <table:table-row table:style-name="ro4">
          <table:table-cell office:value-type="string">
            <text:p>P (BCD number)</text:p>
          </table:table-cell>
          <table:table-cell office:value-type="string">
            <text:p>RFC_BCD</text:p>
          </table:table-cell>
          <table:table-cell office:value-type="string">
            <text:p>xsd:decimal if length &lt;= 28</text:p>
            <text:p>xsd:string if length &gt; 28</text:p>
          </table:table-cell>
          <table:table-cell office:value-type="string">
            <text:p>Decimal</text:p>
            <text:p>String</text:p>
          </table:table-cell>
          <table:table-cell office:value-type="string">
            <text:p>Decimal number. with 0 decimal places</text:p>
            <text:p>Decimal number. with &gt;0 decimal places</text:p>
          </table:table-cell>
        </table:table-row>
        <table:table-row table:style-name="ro3">
          <table:table-cell office:value-type="string">
            <text:p>C (Character)</text:p>
          </table:table-cell>
          <table:table-cell office:value-type="string">
            <text:p>RFC_CHAR</text:p>
          </table:table-cell>
          <table:table-cell office:value-type="string">
            <text:p>xsd:string</text:p>
          </table:table-cell>
          <table:table-cell office:value-type="string">
            <text:p>String</text:p>
          </table:table-cell>
          <table:table-cell office:value-type="float" office:value="-0">
            <text:p>0</text:p>
          </table:table-cell>
        </table:table-row>
        <table:table-row table:style-name="ro5">
          <table:table-cell office:value-type="string">
            <text:p>D (Date: YYYYMMDD)*</text:p>
          </table:table-cell>
          <table:table-cell office:value-type="string">
            <text:p>RFC_DATE</text:p>
          </table:table-cell>
          <table:table-cell office:value-type="string">
            <text:p>xsd:dateTime</text:p>
          </table:table-cell>
          <table:table-cell office:value-type="string">
            <text:p>DateTime</text:p>
          </table:table-cell>
          <table:table-cell office:value-type="string">
            <text:p>Internally, the adapter deserializes the value into a DateTime object. It then invokes the DateTime.ToUniversalTime method to convert the value of this object to UTC. Finally the date component (DateTime.Date) is used to create the value that is sent to the SAP system. The SAP system treats this date value as local time.</text:p>
            <text:p>You should specify date values as UTC to avoid conversion.</text:p>
            <text:p>For xsd:dateTime, the following pattern is recommended: "(\d\d\d\d-\d\d-\d\d)T(00:00:00)(.*)Z".</text:p>
            <text:p/>
            <text:p>For DateTime objects set DateTime.Kind to DateTimeKind.Utc.</text:p>
          </table:table-cell>
        </table:table-row>
        <table:table-row table:style-name="ro5">
          <table:table-cell office:value-type="string">
            <text:p>T (Time: HHMMSS)*</text:p>
          </table:table-cell>
          <table:table-cell office:value-type="string">
            <text:p>RFC_TIME</text:p>
          </table:table-cell>
          <table:table-cell office:value-type="string">
            <text:p>xsd:dateTime</text:p>
          </table:table-cell>
          <table:table-cell office:value-type="string">
            <text:p>DateTime</text:p>
          </table:table-cell>
          <table:table-cell office:value-type="string">
            <text:p>Internally, the adapter deserializes the value into a DateTime object. It then invokes the DateTime.ToUniversalTime method to convert the value of this object to UTC. Finally the time component (DateTime.Time) is used to create the value that is sent to the SAP system. The SAP system treats this time value as local time.</text:p>
            <text:p>You should specify time values as UTC to avoid conversion.</text:p>
            <text:p>For xsd:dateTime, the following pattern is recommended: "(0001-01-01)T(\d\d:\d\d:\d\d)(.*)".</text:p>
            <text:p/>
            <text:p>For DateTime objects set DateTime.Kind to DateTimeKind.Utc.</text:p>
            <text:p/>
            <text:p>For example, if your local time is 9:15 am, express this as "(001-01-01)T(09:15:00)Z"</text:p>
          </table:table-cell>
        </table:table-row>
        <table:table-row table:style-name="ro5">
          <table:table-cell office:value-type="string">
            <text:p>N (Numeric string)*</text:p>
          </table:table-cell>
          <table:table-cell office:value-type="string">
            <text:p>RFC_NUM</text:p>
          </table:table-cell>
          <table:table-cell office:value-type="string">
            <text:p>xsd:int if lenrth &lt;= 9</text:p>
            <text:p>xsd:long if length &gt; 9 and &lt;= 19</text:p>
            <text:p>xsd:string if length &gt; 19</text:p>
          </table:table-cell>
          <table:table-cell office:value-type="string">
            <text:p>Int32</text:p>
            <text:p>long</text:p>
            <text:p>String</text:p>
          </table:table-cell>
          <table:table-cell office:value-type="float" office:value="-0">
            <text:p>0</text:p>
          </table:table-cell>
        </table:table-row>
        <table:table-row table:style-name="ro5">
          <table:table-cell office:value-type="string">
            <text:p>X (Byte)</text:p>
          </table:table-cell>
          <table:table-cell office:value-type="string">
            <text:p>RFC_BYTE</text:p>
          </table:table-cell>
          <table:table-cell office:value-type="string">
            <text:p>xsd:base64Binary</text:p>
          </table:table-cell>
          <table:table-cell office:value-type="string">
            <text:p>Byte[]</text:p>
          </table:table-cell>
          <table:table-cell office:value-type="float" office:value="-0">
            <text:p>0</text:p>
          </table:table-cell>
        </table:table-row>
        <table:table-row table:style-name="ro3">
          <table:table-cell office:value-type="string">
            <text:p>STRING</text:p>
          </table:table-cell>
          <table:table-cell office:value-type="string">
            <text:p>RFC_STRING</text:p>
          </table:table-cell>
          <table:table-cell office:value-type="string">
            <text:p>xsd:string</text:p>
          </table:table-cell>
          <table:table-cell office:value-type="string">
            <text:p>String</text:p>
          </table:table-cell>
          <table:table-cell office:value-type="float" office:value="-0">
            <text:p>0</text:p>
          </table:table-cell>
        </table:table-row>
        <table:table-row table:style-name="ro3">
          <table:table-cell office:value-type="string">
            <text:p>XSTRING</text:p>
          </table:table-cell>
          <table:table-cell office:value-type="string">
            <text:p>RFC_BYTE</text:p>
          </table:table-cell>
          <table:table-cell office:value-type="string">
            <text:p>xsd:base64Binary</text:p>
          </table:table-cell>
          <table:table-cell office:value-type="string">
            <text:p>Byte[]</text:p>
          </table:table-cell>
          <table:table-cell office:value-type="float" office:value="-0">
            <text:p>0</text:p>
          </table:table-cell>
        </table:table-row>
      </table:table>
      <table:table table:name="Tabelle2" table:style-name="ta1">
        <table:table-column table:style-name="co1" table:default-cell-style-name="Default"/>
        <table:table-row table:style-name="ro1">
          <table:table-cell/>
        </table:table-row>
      </table:table>
      <table:table table:name="Tabelle3"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Nimbus Sans 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4">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jona </meta:initial-creator>
    <meta:creation-date>2012-10-02T09:59:21</meta:creation-date>
    <meta:generator>LibreOffice/3.5$Linux_X86_64 LibreOffice_project/350m1$Build-2</meta:generator>
    <dc:date>2012-10-04T14:20:10</dc:date>
    <dc:creator>kjona </dc:creator>
    <meta:editing-duration>P0D</meta:editing-duration>
    <meta:editing-cycles>1</meta:editing-cycles>
    <meta:document-statistic meta:table-count="4" meta:cell-count="122" meta:object-count="0"/>
  </office:meta>
</office:document-meta>
</file>